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5">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Nicko Pangarungan</text:span></text:p>
          </table:table-cell>
          <table:table-cell table:style-name="Table1.A1" office:value-type="string">
            <text:p text:style-name="P8"><text:span text:style-name="T5">Sprint No.</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April 13,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2">app</text:span></text:a><text:span text:style-name="T2">/</text:span><text:a xlink:type="simple" xlink:href="https://github.com/DEGABGED/Project-LIB-OPAC-v2/tree/master/app/views" text:style-name="Internet_20_link" text:visited-style-name="Visited_20_Internet_20_Link"><text:span text:style-name="T2">views</text:span></text:a><text:span text:style-name="T2">/</text:span><text:a xlink:type="simple" xlink:href="https://github.com/DEGABGED/Project-LIB-OPAC-v2/tree/master/app/views/books" text:style-name="Internet_20_link" text:visited-style-name="Visited_20_Internet_20_Link"><text:span text:style-name="T2">books</text:span></text:a><text:span text:style-name="T2">/_form.html.erb </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ext:span><text:span text:style-name="T3">bottom</text:span><text:span text:style-name="T9">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text:span><text:span text:style-name="T3">ambiguity</text:span><text:span text:style-name="T9">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81899266146948474"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11724654675076" text:continue-numbering="true" text:style-name="WWNum1">
        <text:list-item>
          <text:p text:style-name="P15"/>
        </text:list-item>
        <text:list-item>
          <text:p text:style-name="P16"><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1" meta:word-count="382" meta:character-count="2329" meta:non-whitespace-character-count="2004"/>
    <meta:generator>LibreOfficeDev/5.1.0.3$Linux_X86_64 LibreOffice_project/</meta:generator>
  </office:meta>
</office:document-meta>
</file>